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19812F2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000000" fo:min-height="10.667cm"/>
    </style:style>
    <style:style style:name="pr1" style:family="presentation" style:parent-style-name="lyt-bluelinesgrad-subtitle">
      <style:graphic-properties draw:fill-color="#ffffff" fo:min-height="17.355cm"/>
    </style:style>
    <style:style style:name="pr2" style:family="presentation" style:parent-style-name="lyt-bluelinesgrad-notes">
      <style:graphic-properties draw:fill-color="#ffffff" draw:auto-grow-height="true" fo:min-height="13.365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draw:stroke="none" draw:fill="none" fo:min-height="12.179cm"/>
    </style:style>
    <style:style style:name="pr5" style:family="presentation" style:parent-style-name="lyt-bluelinesgrad-notes">
      <style:graphic-properties draw:fill-color="#ffffff" fo:min-height="13.364cm"/>
    </style:style>
    <style:style style:name="pr6" style:family="presentation" style:parent-style-name="lyt-bluelinesgrad-outline1">
      <style:graphic-properties fo:min-height="12.179cm"/>
    </style:style>
    <style:style style:name="pr7" style:family="presentation" style:parent-style-name="lyt-bluelinesgrad-title">
      <style:graphic-properties draw:auto-grow-height="true" fo:min-height="3.506cm"/>
    </style:style>
    <style:style style:name="P1" style:family="paragraph">
      <style:paragraph-properties fo:margin-left="0cm" fo:margin-right="0cm" fo:margin-top="1.75cm" fo:margin-bottom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top="0cm" fo:margin-bottom="0.2cm"/>
      <style:text-properties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text-properties fo:color="#00ff00" fo:font-family="'Andale Mono'" style:font-pitch="fixed" fo:font-size="20pt" fo:language="zxx" fo:country="none" style:font-size-asian="20pt" style:font-size-complex="20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ff00" fo:font-family="'Andale Mono'" style:font-pitch="fixed" fo:font-size="20pt" fo:language="zxx" fo:country="none" style:font-size-asian="20pt" style:font-size-complex="20pt"/>
    </style:style>
    <style:style style:name="T6" style:family="text">
      <style:text-properties fo:font-family="'Andale Mono'" style:font-pitch="fixed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5cm" svg:x="1.4cm" svg:y="0.837cm" presentation:class="subtitle" presentation:user-transformed="true">
          <draw:text-box>
            <text:p><text:span text:style-name="T1">VPNs with IPsec</text:span></text:p>
            <text:p/>
            <text:p><text:span text:style-name="T2">or, things about Linux that will make you</text:span><text:span text:style-name="T2"><text:line-break/></text:span><text:span text:style-name="T2">wonder what Linus has been smoking</text:span></text:p>
            <text:p text:style-name="P1">Alastair Irvine</text:p>
            <text:p>Warpspace IT</text:p>
            <text:p> <text:line-break/><text:span text:style-name="T3">alastair.irvine@computer.org</text:span></text:p>
            <text:p><text:span text:style-name="T2"/></text:p>
            <text:p><text:span text:style-name="T4">Information Technology Professionals Association</text:span><text:span text:style-name="T4"><text:line-break/></text:span><text:span text:style-name="T4">on 4 July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text-style-name="P3" draw:layer="layout" svg:width="25.199cm" svg:height="12.632cm" svg:x="1.4cm" svg:y="6.014cm" presentation:class="outline" presentation:user-transformed="true">
          <draw:text-box>
            <text:list text:style-name="L2">
              <text:list-item>
                <text:p text:style-name="P3"><text:span text:style-name="T4">Introduction</text:span></text:p>
              </text:list-item>
              <text:list-item>
                <text:p text:style-name="P3"><text:span text:style-name="T4">IPsec basics</text:span></text:p>
              </text:list-item>
              <text:list-item>
                <text:p text:style-name="P3"><text:span text:style-name="T4">IPsec details</text:span></text:p>
              </text:list-item>
              <text:list-item>
                <text:p text:style-name="P3"><text:span text:style-name="T4">Protocols</text:span></text:p>
              </text:list-item>
              <text:list-item>
                <text:p text:style-name="P3"><text:span text:style-name="T4">Layers</text:span></text:p>
              </text:list-item>
              <text:list-item>
                <text:p text:style-name="P3"><text:span text:style-name="T4">Kernel networking activities</text:span></text:p>
              </text:list-item>
              <text:list-item>
                <text:p text:style-name="P3"><text:span text:style-name="T4">Internet Key Exchange Protocol</text:span></text:p>
              </text:list-item>
              <text:list-item>
                <text:p text:style-name="P3"><text:span text:style-name="T4">StrongSwan</text:span></text:p>
              </text:list-item>
              <text:list-item>
                <text:p text:style-name="P3"><text:span text:style-name="T4">Client config</text:span></text:p>
              </text:list-item>
              <text:list-item>
                <text:p text:style-name="P3"><text:span text:style-name="T4">Server config</text:span></text:p>
              </text:list-item>
              <text:list-item>
                <text:p text:style-name="P3"><text:span text:style-name="T4">Nomenclature</text:span></text:p>
              </text:list-item>
              <text:list-item>
                <text:p text:style-name="P3"><text:span text:style-name="T4">Public Key Infrastructure</text:span></text:p>
              </text:list-item>
              <text:list-item>
                <text:p text:style-name="P3"><text:span text:style-name="T4">Links &amp; Ques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6" draw:layer="layout" svg:width="25.199cm" svg:height="12.179cm" svg:x="1.4cm" svg:y="6.014cm" presentation:class="outline" presentation:user-transformed="true">
          <draw:text-box>
            <text:list text:style-name="L2">
              <text:list-item>
                <text:p>Built into the TCP/IP stack of all modern operating systems</text:p>
              </text:list-item>
              <text:list-item>
                <text:p>Supported by Linux, Mac, Windows, Cisco, etc.</text:p>
              </text:list-item>
              <text:list-item>
                <text:p>Usable for IPv4 and IPv6</text:p>
              </text:list-item>
              <text:list-item>
                <text:p>Can do site-to-site (or peer-to-peer) or “dial-in” (a.k.a. “road warrior”) conne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Psec basics</text:p>
          </draw:text-box>
        </draw:frame>
        <draw:frame presentation:style-name="pr6" draw:layer="layout" svg:width="25.199cm" svg:height="12.404cm" svg:x="1.4cm" svg:y="6.014cm" presentation:class="outline" presentation:user-transformed="true">
          <draw:text-box>
            <text:list text:style-name="L2">
              <text:list-item>
                <text:p>Operates in “transport” or “tunnel” mode</text:p>
                <text:list>
                  <text:list-item>
                    <text:p>Packet formats are the same</text:p>
                  </text:list-item>
                  <text:list-item>
                    <text:p>Encryption is optional for both</text:p>
                  </text:list-item>
                </text:list>
              </text:list-item>
              <text:list-item>
                <text:p>Transport is a client-to-server link</text:p>
                <text:list>
                  <text:list-item>
                    <text:p>Can be used for secure telnet, for example</text:p>
                  </text:list-item>
                  <text:list-item>
                    <text:p>Header of the original packet is not encrypted</text:p>
                  </text:list-item>
                </text:list>
              </text:list-item>
              <text:list-item>
                <text:p>Tunnel mode is a regular VPN</text:p>
                <text:list>
                  <text:list-item>
                    <text:p>Can do NAT travers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Psec details</text:p>
          </draw:text-box>
        </draw:frame>
        <draw:frame presentation:style-name="pr6" draw:layer="layout" svg:width="25.199cm" svg:height="12.179cm" svg:x="1.4cm" svg:y="6.014cm" presentation:class="outline">
          <draw:text-box>
            <text:list text:style-name="L2">
              <text:list-item>
                <text:p>Layer 3 of the ISO networking stack</text:p>
              </text:list-item>
              <text:list-item>
                <text:p>Embedded in IPv4/IPv6 packet</text:p>
                <text:list>
                  <text:list-item>
                    <text:p>protocol ID 50 (ESP)</text:p>
                  </text:list-item>
                  <text:list-item>
                    <text:p>protocol ID 51 (AH)</text:p>
                  </text:list-item>
                </text:list>
              </text:list-item>
              <text:list-item>
                <text:p>Both have a Security Association ID that is understood by the remote h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capsulating Security Payload (ESP)</text:p>
          </draw:text-box>
        </draw:frame>
        <draw:frame presentation:style-name="pr6" draw:layer="layout" svg:width="25.199cm" svg:height="12.179cm" svg:x="1.4cm" svg:y="6.014cm" presentation:class="outline" presentation:user-transformed="true">
          <draw:text-box>
            <text:list text:style-name="L2">
              <text:list-item>
                <text:p>Embedded in new IP packet addressed to VPN gateway</text:p>
              </text:list-item>
              <text:list-item>
                <text:p>Wraps encrypted IP packet</text:p>
              </text:list-item>
              <text:list-item>
                <text:p>Includes authentication</text:p>
              </text:list-item>
              <text:list-item>
                <text:p>At other end, packet is decrypted and re-injected into the network stack for rou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thentication Header (AH)</text:p>
          </draw:text-box>
        </draw:frame>
        <draw:frame presentation:style-name="pr6" draw:layer="layout" svg:width="25.199cm" svg:height="13.13cm" svg:x="1.4cm" svg:y="6.014cm" presentation:class="outline" presentation:user-transformed="true">
          <draw:text-box>
            <text:list text:style-name="L2">
              <text:list-item>
                <text:p>Holds un-encrypted original IP packet</text:p>
                <text:list>
                  <text:list-item>
                    <text:p>Header is modified version of original header</text:p>
                  </text:list-item>
                </text:list>
              </text:list-item>
              <text:list-item>
                <text:p>Mainly useful when transport or session-layer encryption is already used, or when non-sensitive data is being fed in (e.g. someone walked past a sensor) but spoofing is a risk</text:p>
              </text:list-item>
              <text:list-item>
                <text:p>Roughly equivalent to using an SSL/TLS client side certificate</text:p>
              </text:list-item>
              <text:list-item>
                <text:p>Authenticates server as w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yers</text:p>
          </draw:text-box>
        </draw:frame>
        <draw:frame presentation:style-name="pr6" draw:layer="layout" svg:width="25.199cm" svg:height="12.404cm" svg:x="1.4cm" svg:y="6.014cm" presentation:class="outline" presentation:user-transformed="true">
          <draw:text-box>
            <text:list text:style-name="L2">
              <text:list-item>
                <text:p>Kernel</text:p>
                <text:list>
                  <text:list-item>
                    <text:p>Implements security policies</text:p>
                  </text:list-item>
                  <text:list-item>
                    <text:p>Implements security associations</text:p>
                  </text:list-item>
                </text:list>
              </text:list-item>
              <text:list-item>
                <text:p>Userspace daemon</text:p>
                <text:list>
                  <text:list-item>
                    <text:p>Manages above, and keys etc.</text:p>
                  </text:list-item>
                </text:list>
              </text:list-item>
              <text:list-item>
                <text:p>Certificate Authority</text:p>
                <text:list>
                  <text:list-item>
                    <text:p>Generates keys &amp; certificates</text:p>
                  </text:list-item>
                  <text:list-item>
                    <text:p>Signs certificate requ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ernel networking activities</text:p>
          </draw:text-box>
        </draw:frame>
        <draw:frame presentation:style-name="pr6" draw:layer="layout" svg:width="25.199cm" svg:height="13.383cm" svg:x="1.4cm" svg:y="6.014cm" presentation:class="outline" presentation:user-transformed="true">
          <draw:text-box>
            <text:list text:style-name="L2">
              <text:list-item>
                <text:p>Incoming packets with ESP or AH </text:p>
                <text:list>
                  <text:list-item>
                    <text:p>Security Association ID looked up in a table</text:p>
                  </text:list-item>
                  <text:list-item>
                    <text:p>Packets are verified or decrypted</text:p>
                  </text:list-item>
                  <text:list-item>
                    <text:p>Security policies are used to route packets</text:p>
                  </text:list-item>
                </text:list>
              </text:list-item>
              <text:list-item>
                <text:p>Outgoing packets</text:p>
                <text:list>
                  <text:list-item>
                    <text:p>Security policies are checked</text:p>
                  </text:list-item>
                  <text:list-item>
                    <text:p>Packets are transformed with ESP or AH</text:p>
                    <text:list>
                      <text:list-item>
                        <text:p>Security Association ID added</text:p>
                      </text:list-item>
                    </text:list>
                  </text:list-item>
                  <text:list-item>
                    <text:p>Altered packets are sent to (new) dest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net Key Exchange Protocol</text:p>
          </draw:text-box>
        </draw:frame>
        <draw:frame presentation:style-name="pr6" draw:layer="layout" svg:width="25.199cm" svg:height="12.179cm" svg:x="1.4cm" svg:y="6.014cm" presentation:class="outline">
          <draw:text-box>
            <text:list text:style-name="L2">
              <text:list-item>
                <text:p>Uses UDP ports 500 and 4500</text:p>
              </text:list-item>
              <text:list-item>
                <text:p>Can verify parties using X.509 secure certificates, or pre-shared keys</text:p>
              </text:list-item>
              <text:list-item>
                <text:p>Additional authentication e.g. Radius</text:p>
              </text:list-item>
              <text:list-item>
                <text:p>MOBIKE sub-protocol is used when NAT traversal is in eff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ongSwan (1)</text:p>
          </draw:text-box>
        </draw:frame>
        <draw:frame presentation:style-name="pr6" draw:layer="layout" svg:width="25.199cm" svg:height="12.179cm" svg:x="1.4cm" svg:y="6.014cm" presentation:class="outline" presentation:user-transformed="true">
          <draw:text-box>
            <text:list text:style-name="L2">
              <text:list-item>
                <text:p>Reads config from /etc/ipsec.conf</text:p>
              </text:list-item>
              <text:list-item>
                <text:p>Reads secure stuff from /etc/ipsec.secrets</text:p>
                <text:list>
                  <text:list-item>
                    <text:p>PSK</text:p>
                  </text:list-item>
                  <text:list-item>
                    <text:p>X.509 private keys and passphrases</text:p>
                  </text:list-item>
                </text:list>
              </text:list-item>
              <text:list-item>
                <text:p>Reads other files in /etc/ipsec.d sub-directories</text:p>
                <text:list>
                  <text:list-item>
                    <text:p>aacerts/ <text:s text:c="3"/>cacerts/ <text:s text:c="4"/>ocspcerts/ <text:s text:c="3"/>private/ <text:s/>acerts/ <text:s text:c="3"/>certs/ <text:s text:c="3"/>crls/ <text:s text:c="3"/>policies/ <text:s text:c="4"/>reqs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ongSwan (2)</text:p>
          </draw:text-box>
        </draw:frame>
        <draw:frame presentation:style-name="pr6" draw:layer="layout" svg:width="25.199cm" svg:height="12.84cm" svg:x="1.4cm" svg:y="6.014cm" presentation:class="outline" presentation:user-transformed="true">
          <draw:text-box>
            <text:list text:style-name="L2">
              <text:list-item>
                <text:p>Tries to identify a connection in /etc/ipsec.conf</text:p>
              </text:list-item>
              <text:list-item>
                <text:p>Chooses a side to bind to: “left” or “right”, then:</text:p>
                <text:list>
                  <text:list-item>
                    <text:p>Identifies auth mode: “psk”, “pubkey”, etc.</text:p>
                  </text:list-item>
                  <text:list-item>
                    <text:p>Establishes outgoing connection if other side has a FQDN in its “right” parameter</text:p>
                  </text:list-item>
                  <text:list-item>
                    <text:p>Sends &amp; receives certificates</text:p>
                  </text:list-item>
                  <text:list-item>
                    <text:p>Uses “rightid”, “rightauth” and “rightca” to verify that other side is correct</text:p>
                  </text:list-item>
                  <text:list-item>
                    <text:p>Establishes security policies &amp; associ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rongSwan (3)</text:p>
          </draw:text-box>
        </draw:frame>
        <draw:frame presentation:style-name="pr6" draw:layer="layout" svg:width="25.199cm" svg:height="12.179cm" svg:x="1.4cm" svg:y="6.014cm" presentation:class="outline">
          <draw:text-box>
            <text:list text:style-name="L2">
              <text:list-item>
                <text:p>Manages routing without using the routing table</text:p>
                <text:list>
                  <text:list-item>
                    <text:p>Uses kernel transform tables</text:p>
                  </text:list-item>
                  <text:list-item>
                    <text:p>Gives access to internal subnets on other side</text:p>
                  </text:list-item>
                </text:list>
              </text:list-item>
              <text:list-item>
                <text:p>Establishes tunnel addresses without using “tun” interfaces</text:p>
                <text:list>
                  <text:list-item>
                    <text:p>Ditto</text:p>
                  </text:list-item>
                  <text:list-item>
                    <text:p>Remember that internal routing/firewalls on other side must understand tunnel sub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ongSwan (4)</text:p>
          </draw:text-box>
        </draw:frame>
        <draw:frame presentation:style-name="pr6" draw:layer="layout" svg:width="25.199cm" svg:height="13.471cm" svg:x="1.4cm" svg:y="6.014cm" presentation:class="outline" presentation:user-transformed="true">
          <draw:text-box>
            <text:list text:style-name="L2">
              <text:list-item>
                <text:p>Beware the weird trade-off between security risk of shared keys, vs. having to have separate X.509 subjects</text:p>
              </text:list-item>
              <text:list-item>
                <text:p>Scenario:</text:p>
                <text:list>
                  <text:list-item>
                    <text:p>One client connects to multiple servers</text:p>
                  </text:list-item>
                  <text:list-item>
                    <text:p>X.509 subject might be “C=AU, ST=Western Australia, L=Perth, O=Warpspace IT, OU=vega, CN=Alastair Irvine, emailAddress=alastair@warpspace.net”</text:p>
                  </text:list-item>
                  <text:list-item>
                    <text:p>Use same key for each conn; or diff. su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lient config</text:p>
          </draw:text-box>
        </draw:frame>
        <draw:frame draw:style-name="gr2" draw:text-style-name="P5" draw:layer="layout" svg:width="26.439cm" svg:height="13.783cm" svg:x="0.789cm" svg:y="5.004cm">
          <draw:text-box>
            <text:p><text:span text:style-name="T5">conn "Warpspace IT"</text:span></text:p>
            <text:p><text:span text:style-name="T5"><text:s text:c="8"/></text:span><text:span text:style-name="T5">left <text:s text:c="10"/>= %any</text:span></text:p>
            <text:p><text:span text:style-name="T5"><text:s text:c="8"/></text:span><text:span text:style-name="T5">leftsourceip <text:s text:c="2"/>= %config</text:span></text:p>
            <text:p><text:span text:style-name="T5"><text:s text:c="8"/></text:span><text:span text:style-name="T5">leftauth <text:s text:c="6"/>= pubkey</text:span></text:p>
            <text:p><text:span text:style-name="T5"><text:s text:c="8"/></text:span><text:span text:style-name="T5">leftcert <text:s text:c="6"/>= vega.crt</text:span></text:p>
            <text:p><text:span text:style-name="T5"><text:s text:c="8"/></text:span><text:span text:style-name="T5">leftca <text:s text:c="8"/>= "/C=AU/ST=Western Australia/L=Perth/O=Warpspace IT/CN=ca/</text:span><text:span text:style-name="T5"><text:line-break/></text:span><text:span text:style-name="T5">emailAddress=alastair@warpspace.net"</text:span></text:p>
            <text:p><text:span text:style-name="T5"><text:s text:c="8"/></text:span><text:span text:style-name="T5">#</text:span></text:p>
            <text:p><text:span text:style-name="T5"><text:s text:c="8"/></text:span><text:span text:style-name="T5">right <text:s text:c="9"/>= tarantula.warpspace.net</text:span></text:p>
            <text:p><text:span text:style-name="T5"><text:s text:c="8"/></text:span><text:span text:style-name="T5">rightauth <text:s text:c="5"/>= pubkey</text:span></text:p>
            <text:p><text:span text:style-name="T5"><text:s text:c="8"/></text:span><text:span text:style-name="T5">rightca <text:s text:c="7"/>= "/C=AU/ST=Western Australia/L=Perth/O=Warpspace IT/CN=ca/</text:span><text:span text:style-name="T5"><text:line-break/></text:span><text:span text:style-name="T5">emailAddress=alastair@warpspace.net"</text:span></text:p>
            <text:p><text:span text:style-name="T5"><text:s text:c="8"/></text:span><text:span text:style-name="T5">#</text:span></text:p>
            <text:p><text:span text:style-name="T5"><text:s text:c="8"/></text:span><text:span text:style-name="T5">keyexchange <text:s text:c="3"/>= ikev2</text:span></text:p>
            <text:p><text:span text:style-name="T5"><text:s text:c="8"/></text:span><text:span text:style-name="T5">auto <text:s text:c="10"/>= sta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rver config</text:p>
          </draw:text-box>
        </draw:frame>
        <draw:frame draw:style-name="gr2" draw:text-style-name="P5" draw:layer="layout" svg:width="26.439cm" svg:height="15.375cm" svg:x="0.789cm" svg:y="5.004cm">
          <draw:text-box>
            <text:p><text:span text:style-name="T5">conn main</text:span></text:p>
            <text:p><text:span text:style-name="T5"><text:s text:c="8"/></text:span><text:span text:style-name="T5">## left</text:span></text:p>
            <text:p><text:span text:style-name="T5"><text:s text:c="8"/></text:span><text:span text:style-name="T5">leftsubnet <text:s text:c="4"/>= 172.31.0.0/16</text:span></text:p>
            <text:p><text:span text:style-name="T5"><text:s text:c="8"/></text:span><text:span text:style-name="T5">leftauth <text:s text:c="6"/>= pubkey</text:span></text:p>
            <text:p><text:span text:style-name="T5"><text:s text:c="8"/></text:span><text:span text:style-name="T5">leftcert <text:s text:c="6"/>= server.crt</text:span></text:p>
            <text:p><text:span text:style-name="T5"><text:s text:c="8"/></text:span><text:span text:style-name="T5">leftca <text:s text:c="8"/>= "/C=AU/ST=Western Australia/L=Perth/O=Warpspace IT/CN=ca/emailAddress=alastair@warpspace.net"</text:span></text:p>
            <text:p><text:span text:style-name="T5"><text:s text:c="8"/></text:span><text:span text:style-name="T5">#</text:span></text:p>
            <text:p><text:span text:style-name="T5"><text:s text:c="8"/></text:span><text:span text:style-name="T5">right <text:s text:c="9"/>= %any</text:span></text:p>
            <text:p><text:span text:style-name="T5"><text:s text:c="8"/></text:span><text:span text:style-name="T5">rightsourceip <text:s/>= 172.24.99.0/24</text:span></text:p>
            <text:p><text:span text:style-name="T5"><text:s text:c="8"/></text:span><text:span text:style-name="T5">rightauth <text:s text:c="5"/>= pubkey</text:span></text:p>
            <text:p><text:span text:style-name="T5"><text:s text:c="8"/></text:span><text:span text:style-name="T5">rightca <text:s text:c="7"/>= "/C=AU/ST=Western Australia/L=Perth/O=Warpspace IT/CN=ca/emailAddress=alastair@warpspace.net"</text:span></text:p>
            <text:p><text:span text:style-name="T5"><text:s text:c="8"/></text:span><text:span text:style-name="T5">#</text:span></text:p>
            <text:p><text:span text:style-name="T5"><text:s text:c="8"/></text:span><text:span text:style-name="T5">keyexchange <text:s text:c="3"/>= ikev2</text:span></text:p>
            <text:p><text:span text:style-name="T5"><text:s text:c="8"/></text:span><text:span text:style-name="T5">ike <text:s text:c="11"/>= aes128-sha256-modp3072</text:span></text:p>
            <text:p><text:span text:style-name="T5"><text:s text:c="8"/></text:span><text:span text:style-name="T5">auto <text:s text:c="10"/>= sta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menclature</text:p>
          </draw:text-box>
        </draw:frame>
        <draw:frame presentation:style-name="pr6" draw:layer="layout" svg:width="25.199cm" svg:height="12.179cm" svg:x="1.4cm" svg:y="6.014cm" presentation:class="outline" presentation:user-transformed="true">
          <draw:text-box>
            <text:list text:style-name="L2">
              <text:list-item>
                <text:p>Can be used for peer-to-peer</text:p>
              </text:list-item>
              <text:list-item>
                <text:p>“left” side and “right” side can mean different host on either end</text:p>
                <text:list>
                  <text:list-item>
                    <text:p>left = local (strongSwan default)</text:p>
                  </text:list-item>
                  <text:list-item>
                    <text:p>right = remote</text:p>
                  </text:list-item>
                </text:list>
              </text:list-item>
              <text:list-item>
                <text:p>Or they can be orthogonal, e.g.</text:p>
                <text:list>
                  <text:list-item>
                    <text:p>left = responder (must be this way)</text:p>
                  </text:list-item>
                  <text:list-item>
                    <text:p>right = initi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ublic Key Infrastructure (1)</text:p>
          </draw:text-box>
        </draw:frame>
        <draw:frame presentation:style-name="pr6" draw:layer="layout" svg:width="25.199cm" svg:height="12.669cm" svg:x="1.4cm" svg:y="6.014cm" presentation:class="outline" presentation:user-transformed="true">
          <draw:text-box>
            <text:list text:style-name="L2">
              <text:list-item>
                <text:p>Uses a Makefile</text:p>
              </text:list-item>
              <text:list-item>
                <text:p>OpenSSL is used behind the scenes</text:p>
              </text:list-item>
              <text:list-item>
                <text:p>Similar to mechanism I made for OpenVPN</text:p>
                <text:list>
                  <text:list-item>
                    <text:p>Which was inspired by the “easy-rsa” scripts</text:p>
                  </text:list-item>
                </text:list>
              </text:list-item>
              <text:list-item>
                <text:p>Automates these things:</text:p>
                <text:list>
                  <text:list-item>
                    <text:p>Generates Certificate Authority</text:p>
                  </text:list-item>
                  <text:list-item>
                    <text:p>Generates server config: server.tar.gz</text:p>
                  </text:list-item>
                  <text:list-item>
                    <text:p>Generates client config: strongSwan_xyz.tar.g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blic Key Infrastructure (2)</text:p>
          </draw:text-box>
        </draw:frame>
        <draw:frame presentation:style-name="pr6" draw:layer="layout" svg:width="25.199cm" svg:height="12.179cm" svg:x="1.4cm" svg:y="6.014cm" presentation:class="outline" presentation:user-transformed="true">
          <draw:text-box>
            <text:list text:style-name="L2">
              <text:list-item>
                <text:p>Controlled by “vars” file which contains settings</text:p>
                <text:list>
                  <text:list-item>
                    <text:p>KEY_ORG, KEY_DEPT, SERVER_FQDN, SERVER_SUBNET, KEY_SIZE</text:p>
                  </text:list-item>
                </text:list>
              </text:list-item>
              <text:list-item>
                <text:p>Some changes to server ipsec.conf required before making tarball</text:p>
              </text:list-item>
              <text:list-item>
                <text:p>Client example:</text:p>
                <text:list>
                  <text:list-item>
                    <text:p><text:span text:style-name="T6">make ctarball CLIENT=xyz</text:span></text:p>
                  </text:list-item>
                </text:list>
              </text:list-item>
              <text:list-item>
                <text:p>Optional: specify X.509 subject or use .csr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nks &amp; Questions</text:p>
          </draw:text-box>
        </draw:frame>
        <draw:frame presentation:style-name="lyt-bluelinesgrad-outline1" draw:text-style-name="P6" draw:layer="layout" svg:width="25.199cm" svg:height="8.577cm" svg:x="1.4cm" svg:y="6.014cm" presentation:class="outline" presentation:user-transformed="true">
          <draw:text-box>
            <text:list text:style-name="L2">
              <text:list-item>
                <text:p><text:span text:style-name="T7">https://github.com/unixnut/ipsec-config-template</text:span></text:p>
              </text:list-item>
              <text:list-item>
                <text:p><text:span text:style-name="T7">https://www.strongswan.org/</text:span></text:p>
              </text:list-item>
              <text:list-item>
                <text:p><text:span text:style-name="T7">This presentation:</text:span><text:span text:style-name="T7"><text:line-break/></text:span><text:span text:style-name="T7">https://github.com/unixnut/IPsec-VPNs-presentation</text:span></text:p>
              </text:list-item>
              <text:list-item>
                <text:p><text:span text:style-name="T7">http://al.id.au/svn/tools/net/OpenVPN_template</text:span></text:p>
              </text:list-item>
              <text:list-item>
                <text:p><text:span text:style-name="T7">Warpspace IT: http://www.warpspace.net/</text:span></text:p>
              </text:list-item>
              <text:list-item>
                <text:p><text:span text:style-name="T7">http://itpa.org.au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79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title>VPNs with IPsec</dc:title>
    <dc:description>https://github.com/unixnut/IPsec-VPNs-presentation</dc:description>
    <meta:creation-date>2017-07-04T14:34:27</meta:creation-date>
    <dc:language>en-US</dc:language>
    <meta:editing-cycles>14</meta:editing-cycles>
    <meta:editing-duration>PT1H45M21S</meta:editing-duration>
    <meta:initial-creator>Alastair Irvine</meta:initial-creator>
    <dc:date>2017-07-04T16:45:59</dc:date>
    <dc:creator>Alastair Irvine</dc:creator>
    <dc:subject>WA chapter meeting, Information Technology Professionals Association, 4 July 2017</dc:subject>
    <meta:keyword>VPC</meta:keyword>
    <meta:keyword>VPN</meta:keyword>
    <meta:keyword>Linux</meta:keyword>
    <meta:document-statistic meta:object-count="106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../../usr/lib/libreoffice/share/template/common/layout/lyt-bluelinesgrad.otp" meta:date="2017-07-04T14:34:26"/>
  </office:meta>
</office:document-meta>
</file>